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∣" close="〉">
        <mrow>
          <mn>0</mn>
          <mi/>
          <mn>0</mn>
        </mrow>
      </mfenced>
      <mrow>
        <mi/>
        <mo stretchy="false">=</mo>
        <mi/>
      </mrow>
      <mfrac>
        <mn>1</mn>
        <msqrt>
          <mn>2</mn>
        </msqrt>
      </mfrac>
      <mi/>
      <mfenced open="(" close=")">
        <mrow>
          <msup>
            <mfenced open="∣" close="〉">
              <mrow>
                <mo stretchy="false">↑</mo>
              </mrow>
            </mfenced>
            <mrow>
              <mrow>
                <mo stretchy="false">(</mo>
                <mrow>
                  <mn>1</mn>
                </mrow>
                <mo stretchy="false">)</mo>
              </mrow>
            </mrow>
          </msup>
          <mi/>
          <msup>
            <mfenced open="∣" close="〉">
              <mrow>
                <mo stretchy="false">↓</mo>
              </mrow>
            </mfenced>
            <mrow>
              <mrow>
                <mo stretchy="false">(</mo>
                <mrow>
                  <mn>2</mn>
                </mrow>
                <mo stretchy="false">)</mo>
              </mrow>
            </mrow>
          </msup>
          <mrow>
            <mi/>
            <mo stretchy="false">−</mo>
            <mi/>
          </mrow>
          <msup>
            <mfenced open="∣" close="〉">
              <mrow>
                <mo stretchy="false">↑</mo>
              </mrow>
            </mfenced>
            <mrow>
              <mrow>
                <mo stretchy="false">(</mo>
                <mrow>
                  <mn>2</mn>
                </mrow>
                <mo stretchy="false">)</mo>
              </mrow>
            </mrow>
          </msup>
          <mi/>
          <msup>
            <mfenced open="∣" close="〉">
              <mrow>
                <mo stretchy="false">↓</mo>
              </mrow>
            </mfenced>
            <mrow>
              <mrow>
                <mo stretchy="false">(</mo>
                <mrow>
                  <mn>1</mn>
                </mrow>
                <mo stretchy="false">)</mo>
              </mrow>
            </mrow>
          </msup>
        </mrow>
      </mfenced>
    </mrow>
    <annotation encoding="StarMath 5.0">left lline 
 0 ` 0 
right rangle ~=~ 1 over sqrt 2 ` 
left ( 
 left lline 
  uparrow 
 right rangle ^{(1)} ` 
 left lline 
  downarrow 
 right rangle ^{(2)} ~-~ 
 left lline 
  uparrow 
 right rangle ^{(2)} ` 
 left lline 
  downarrow 
 right rangle ^{(1)} 
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8T17:09:49.533000000</meta:creation-date>
    <meta:generator>LibreOffice/4.1.4.2$Windows_x86 LibreOffice_project/0a0440ccc0227ad9829de5f46be37cfb6edcf72</meta:generator>
  </office:meta>
</office:document-meta>
</file>